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ovie-rating/" text:style-name="Internet_20_link" text:visited-style-name="Visited_20_Internet_20_Link"><text:span text:style-name="T1">1341. Movie Rating</text:span></text:a></text:p>
      <text:section text:style-name="Sect1" text:name="headlessui-popover-button-:rp:">
        <text:p text:style-name="Standard"/>
      </text:section>
      <text:p text:style-name="P4">Medium</text:p>
      <text:p text:style-name="P4">327</text:p>
      <text:p text:style-name="P4">116</text:p>
      <text:section text:style-name="Sect1" text:name="headlessui-popover-button-:rt:">
        <text:p text:style-name="Standard"/>
      </text:section>
      <text:section text:style-name="Sect1" text:name="headlessui-popover-button-:rv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Movie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movie_id <text:s text:c="5"/>| int <text:s text:c="4"/>|</text:p>
      <text:p text:style-name="P2">| title <text:s text:c="8"/>| varchar |</text:p>
      <text:p text:style-name="P2">+---------------+---------+</text:p>
      <text:p text:style-name="P2">movie_id is the primary key (column with unique values) for this table.</text:p>
      <text:p text:style-name="P1">title is the name of the movie.</text:p>
      <text:p text:style-name="P6"> </text:p>
      <text:p text:style-name="P5"><text:span text:style-name="T1">Table: </text:span><text:span text:style-name="Source_20_Text"><text:span text:style-name="T2">User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user_id <text:s text:c="6"/>| int <text:s text:c="4"/>|</text:p>
      <text:p text:style-name="P2">| name <text:s text:c="9"/>| varchar |</text:p>
      <text:p text:style-name="P2">+---------------+---------+</text:p>
      <text:p text:style-name="P1">user_id is the primary key (column with unique values) for this table.</text:p>
      <text:p text:style-name="P6"> </text:p>
      <text:p text:style-name="P5"><text:span text:style-name="T1">Table: </text:span><text:span text:style-name="Source_20_Text"><text:span text:style-name="T2">MovieRating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movie_id <text:s text:c="5"/>| int <text:s text:c="4"/>|</text:p>
      <text:p text:style-name="P2">| user_id <text:s text:c="6"/>| int <text:s text:c="4"/>|</text:p>
      <text:p text:style-name="P2">| rating <text:s text:c="7"/>| int <text:s text:c="4"/>|</text:p>
      <text:p text:style-name="P2">| created_at <text:s text:c="3"/>| date <text:s text:c="3"/>|</text:p>
      <text:p text:style-name="P2">+---------------+---------+</text:p>
      <text:p text:style-name="P2">(movie_id, user_id) is the primary key (column with unique values) for this table.</text:p>
      <text:p text:style-name="P2">This table contains the rating of a movie by a user in their review.</text:p>
      <text:p text:style-name="P1">created_at is the user's review date. </text:p>
      <text:p text:style-name="P6"> </text:p>
      <text:p text:style-name="P6">Write a solution to:</text:p>
      <text:list xml:id="list3705165755" text:style-name="L1">
        <text:list-item>
          <text:p text:style-name="P7">Find the name of the user who has rated the greatest number of movies. In case of a tie, <text:soft-page-break/>return the lexicographically smaller user name.</text:p>
        </text:list-item>
        <text:list-item>
          <text:p text:style-name="P8"><text:span text:style-name="T1">Find the movie name with the </text:span><text:span text:style-name="Strong_20_Emphasis"><text:span text:style-name="T1">highest average</text:span></text:span><text:span text:style-name="T1"> rating in </text:span><text:span text:style-name="Source_20_Text"><text:span text:style-name="T2">February 2020</text:span></text:span><text:span text:style-name="T1">. In case of a tie, return the lexicographically smaller movie name.</text:span></text:p>
        </text:list-item>
      </text:list>
      <text:p text:style-name="P6">The 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Movies table:</text:p>
      <text:p text:style-name="P2">+-------------+--------------+</text:p>
      <text:p text:style-name="P2">| movie_id <text:s text:c="3"/>| <text:s/>title <text:s text:c="6"/>|</text:p>
      <text:p text:style-name="P2">+-------------+--------------+</text:p>
      <text:p text:style-name="P2">| 1 <text:s text:c="10"/>| Avengers <text:s text:c="4"/>|</text:p>
      <text:p text:style-name="P2">| 2 <text:s text:c="10"/>| Frozen 2 <text:s text:c="4"/>|</text:p>
      <text:p text:style-name="P2">| 3 <text:s text:c="10"/>| Joker <text:s text:c="7"/>|</text:p>
      <text:p text:style-name="P2">+-------------+--------------+</text:p>
      <text:p text:style-name="P2">Users table:</text:p>
      <text:p text:style-name="P2">+-------------+--------------+</text:p>
      <text:p text:style-name="P2">| user_id <text:s text:c="4"/>| <text:s/>name <text:s text:c="7"/>|</text:p>
      <text:p text:style-name="P2">+-------------+--------------+</text:p>
      <text:p text:style-name="P2">| 1 <text:s text:c="10"/>| Daniel <text:s text:c="6"/>|</text:p>
      <text:p text:style-name="P2">| 2 <text:s text:c="10"/>| Monica <text:s text:c="6"/>|</text:p>
      <text:p text:style-name="P2">| 3 <text:s text:c="10"/>| Maria <text:s text:c="7"/>|</text:p>
      <text:p text:style-name="P2">| 4 <text:s text:c="10"/>| James <text:s text:c="7"/>|</text:p>
      <text:p text:style-name="P2">+-------------+--------------+</text:p>
      <text:p text:style-name="P2">MovieRating table:</text:p>
      <text:p text:style-name="P2">+-------------+--------------+--------------+-------------+</text:p>
      <text:p text:style-name="P2">| movie_id <text:s text:c="3"/>| user_id <text:s text:c="5"/>| rating <text:s text:c="6"/>| created_at <text:s/>|</text:p>
      <text:p text:style-name="P2">+-------------+--------------+--------------+-------------+</text:p>
      <text:p text:style-name="P2">| 1 <text:s text:c="10"/>| 1 <text:s text:c="11"/>| 3 <text:s text:c="11"/>| 2020-01-12 <text:s/>|</text:p>
      <text:p text:style-name="P2">| 1 <text:s text:c="10"/>| 2 <text:s text:c="11"/>| 4 <text:s text:c="11"/>| 2020-02-11 <text:s/>|</text:p>
      <text:p text:style-name="P2">| 1 <text:s text:c="10"/>| 3 <text:s text:c="11"/>| 2 <text:s text:c="11"/>| 2020-02-12 <text:s/>|</text:p>
      <text:p text:style-name="P2">| 1 <text:s text:c="10"/>| 4 <text:s text:c="11"/>| 1 <text:s text:c="11"/>| 2020-01-01 <text:s/>|</text:p>
      <text:p text:style-name="P2">| 2 <text:s text:c="10"/>| 1 <text:s text:c="11"/>| 5 <text:s text:c="11"/>| 2020-02-17 <text:s/>| </text:p>
      <text:p text:style-name="P2">| 2 <text:s text:c="10"/>| 2 <text:s text:c="11"/>| 2 <text:s text:c="11"/>| 2020-02-01 <text:s/>| </text:p>
      <text:p text:style-name="P2">| 2 <text:s text:c="10"/>| 3 <text:s text:c="11"/>| 2 <text:s text:c="11"/>| 2020-03-01 <text:s/>|</text:p>
      <text:p text:style-name="P2">| 3 <text:s text:c="10"/>| 1 <text:s text:c="11"/>| 3 <text:s text:c="11"/>| 2020-02-22 <text:s/>| </text:p>
      <text:p text:style-name="P2">| 3 <text:s text:c="10"/>| 2 <text:s text:c="11"/>| 4 <text:s text:c="11"/>| 2020-02-25 <text:s/>| </text:p>
      <text:p text:style-name="P2">+-------------+--------------+--------------+-------------+</text:p>
      <text:p text:style-name="P3"><text:span text:style-name="Strong_20_Emphasis"><text:span text:style-name="T1">Output:</text:span></text:span><text:span text:style-name="T1"> </text:span></text:p>
      <text:p text:style-name="P2">+--------------+</text:p>
      <text:p text:style-name="P2">| results <text:s text:c="5"/>|</text:p>
      <text:p text:style-name="P2">+--------------+</text:p>
      <text:p text:style-name="P2">| Daniel <text:s text:c="6"/>|</text:p>
      <text:p text:style-name="P2">| Frozen 2 <text:s text:c="4"/>|</text:p>
      <text:p text:style-name="P2">+--------------+</text:p>
      <text:p text:style-name="P3"><text:span text:style-name="Strong_20_Emphasis"><text:span text:style-name="T1">Explanation:</text:span></text:span><text:span text:style-name="T1"> </text:span></text:p>
      <text:p text:style-name="P2">Daniel and Monica have rated 3 movies ("Avengers", "Frozen 2" and "Joker") but Daniel is smaller lexicographically.</text:p>
      <text:p text:style-name="P1">Frozen 2 and Joker have a rating average of 3.5 in February but Frozen 2 is smaller lexicographically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2T22:46:45.671000000</dc:date>
    <meta:editing-duration>PT35S</meta:editing-duration>
    <meta:editing-cycles>1</meta:editing-cycles>
    <meta:document-statistic meta:table-count="0" meta:image-count="0" meta:object-count="0" meta:page-count="2" meta:paragraph-count="86" meta:word-count="457" meta:character-count="2951" meta:non-whitespace-character-count="2064"/>
    <meta:generator>LibreOffice/7.2.2.2$Windows_X86_64 LibreOffice_project/02b2acce88a210515b4a5bb2e46cbfb63fe97d56</meta:generator>
  </office:meta>
</office:document-meta>
</file>